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CMR12" svg:font-family="CMR12" style:font-family-generic="roman" style:font-pitch="variable"/>
    <style:font-face style:name="CMTI12" svg:font-family="CMTI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1f68d6" officeooo:paragraph-rsid="001f68d6" style:font-size-asian="14pt" style:font-weight-asian="bold" style:font-size-complex="14pt" style:font-weight-complex="bold"/>
    </style:style>
    <style:style style:name="P2" style:family="paragraph" style:parent-style-name="Standard">
      <style:text-properties fo:font-size="12pt" fo:font-weight="normal" officeooo:rsid="001f68d6" officeooo:paragraph-rsid="001f68d6" style:font-size-asian="10.5pt" style:font-weight-asian="normal" style:font-size-complex="12pt" style:font-weight-complex="normal"/>
    </style:style>
    <style:style style:name="P3" style:family="paragraph" style:parent-style-name="Standard">
      <style:text-properties fo:font-size="12pt" fo:font-weight="normal" officeooo:rsid="00258db5" officeooo:paragraph-rsid="0024f779" style:font-size-asian="10.5pt" style:font-weight-asian="normal" style:font-size-complex="12pt" style:font-weight-complex="normal"/>
    </style:style>
    <style:style style:name="P4" style:family="paragraph" style:parent-style-name="Standard">
      <style:text-properties fo:font-size="12pt" fo:font-weight="normal" officeooo:rsid="002712e6" officeooo:paragraph-rsid="00266c73" style:font-size-asian="10.5pt" style:font-weight-asian="normal" style:font-size-complex="12pt" style:font-weight-complex="normal"/>
    </style:style>
    <style:style style:name="P5" style:family="paragraph" style:parent-style-name="Standard">
      <style:text-properties fo:font-size="12pt" fo:language="cs" fo:country="CZ" fo:font-weight="normal" officeooo:rsid="00289ad5" officeooo:paragraph-rsid="00289ad5" style:font-size-asian="10.5pt" style:font-weight-asian="normal" style:font-size-complex="12pt" style:font-weight-complex="normal"/>
    </style:style>
    <style:style style:name="P6" style:family="paragraph" style:parent-style-name="Standard">
      <style:text-properties fo:font-size="12pt" fo:language="cs" fo:country="CZ" fo:font-weight="normal" officeooo:rsid="002712e6" officeooo:paragraph-rsid="002712e6" style:font-size-asian="10.5pt" style:font-weight-asian="normal" style:font-size-complex="12pt" style:font-weight-complex="normal"/>
    </style:style>
    <style:style style:name="P7" style:family="paragraph" style:parent-style-name="Standard">
      <style:text-properties officeooo:paragraph-rsid="0024f779"/>
    </style:style>
    <style:style style:name="P8" style:family="paragraph" style:parent-style-name="Standard">
      <style:text-properties officeooo:paragraph-rsid="0025c747"/>
    </style:style>
    <style:style style:name="P9" style:family="paragraph" style:parent-style-name="Standard">
      <style:text-properties fo:color="#000000" fo:font-size="12pt" fo:font-weight="normal" officeooo:rsid="0025c747" officeooo:paragraph-rsid="0025c747" style:font-size-asian="10.5pt" style:font-weight-asian="normal" style:font-size-complex="12pt" style:font-weight-complex="normal"/>
    </style:style>
    <style:style style:name="P10" style:family="paragraph" style:parent-style-name="Standard">
      <style:text-properties officeooo:paragraph-rsid="0031256e"/>
    </style:style>
    <style:style style:name="P11" style:family="paragraph" style:parent-style-name="Standard">
      <style:text-properties officeooo:paragraph-rsid="00323780"/>
    </style:style>
    <style:style style:name="P12" style:family="paragraph" style:parent-style-name="Standard">
      <style:text-properties officeooo:paragraph-rsid="00363a86"/>
    </style:style>
    <style:style style:name="P13" style:family="paragraph" style:parent-style-name="Standard">
      <style:text-properties officeooo:rsid="00266c73" officeooo:paragraph-rsid="00266c73"/>
    </style:style>
    <style:style style:name="P14" style:family="paragraph" style:parent-style-name="Standard">
      <style:text-properties officeooo:paragraph-rsid="0037fb5a"/>
    </style:style>
    <style:style style:name="P15" style:family="paragraph" style:parent-style-name="Preformatted_20_Text">
      <style:text-properties officeooo:paragraph-rsid="0029dcc8"/>
    </style:style>
    <style:style style:name="P16" style:family="paragraph" style:parent-style-name="Preformatted_20_Text">
      <style:text-properties officeooo:paragraph-rsid="002a294e"/>
    </style:style>
    <style:style style:name="P17" style:family="paragraph" style:parent-style-name="Preformatted_20_Text">
      <style:text-properties officeooo:rsid="002ad023" officeooo:paragraph-rsid="002ad023"/>
    </style:style>
    <style:style style:name="P18" style:family="paragraph" style:parent-style-name="Preformatted_20_Text">
      <style:text-properties officeooo:paragraph-rsid="002ad023"/>
    </style:style>
    <style:style style:name="P19" style:family="paragraph" style:parent-style-name="Preformatted_20_Text">
      <style:text-properties fo:color="#000000" style:font-name="CMR12" fo:font-size="12pt" fo:font-weight="normal" officeooo:rsid="0029dcc8" officeooo:paragraph-rsid="00289ad5" style:font-size-asian="12pt" style:font-weight-asian="normal" style:font-size-complex="12pt" style:font-weight-complex="normal"/>
    </style:style>
    <style:style style:name="P20" style:family="paragraph" style:parent-style-name="Preformatted_20_Text">
      <style:text-properties fo:color="#000000" style:font-name="CMR12" fo:font-size="12pt" fo:font-weight="normal" officeooo:rsid="0029dcc8" officeooo:paragraph-rsid="0029dcc8" style:font-size-asian="12pt" style:font-weight-asian="normal" style:font-size-complex="12pt" style:font-weight-complex="normal"/>
    </style:style>
    <style:style style:name="P21" style:family="paragraph" style:parent-style-name="Preformatted_20_Text">
      <style:text-properties fo:color="#000000" style:font-name="CMR12" fo:font-size="12pt" fo:font-weight="normal" officeooo:rsid="002a294e" officeooo:paragraph-rsid="0029dcc8" style:font-size-asian="12pt" style:font-weight-asian="normal" style:font-size-complex="12pt" style:font-weight-complex="normal"/>
    </style:style>
    <style:style style:name="P22" style:family="paragraph" style:parent-style-name="Preformatted_20_Text">
      <style:text-properties fo:color="#000000" style:font-name="CMR12" fo:font-size="12pt" fo:font-weight="normal" officeooo:rsid="002a294e" officeooo:paragraph-rsid="002a294e" style:font-size-asian="12pt" style:font-weight-asian="normal" style:font-size-complex="12pt" style:font-weight-complex="normal"/>
    </style:style>
    <style:style style:name="P23" style:family="paragraph" style:parent-style-name="Preformatted_20_Text">
      <style:text-properties fo:color="#000000" style:font-name="CMR12" fo:font-size="12pt" fo:font-weight="normal" officeooo:rsid="0029dcc8" officeooo:paragraph-rsid="0029dcc8" style:font-name-asian="NSimSun1" style:font-size-asian="12pt" style:font-weight-asian="normal" style:font-name-complex="Liberation Mono" style:font-size-complex="12pt" style:font-weight-complex="normal"/>
    </style:style>
    <style:style style:name="P24" style:family="paragraph" style:parent-style-name="Preformatted_20_Text">
      <style:text-properties fo:color="#000000" style:font-name="CMR12" fo:font-size="12pt" fo:language="cs" fo:country="CZ" fo:font-weight="normal" officeooo:rsid="002ad023" officeooo:paragraph-rsid="002ad023" style:font-name-asian="NSimSun1" style:font-size-asian="12pt" style:font-weight-asian="normal" style:font-name-complex="Liberation Mono" style:font-size-complex="12pt" style:font-weight-complex="normal"/>
    </style:style>
    <style:style style:name="P25" style:family="paragraph" style:parent-style-name="Preformatted_20_Text">
      <style:text-properties fo:color="#000000" style:font-name="CMR12" fo:font-size="12pt" fo:language="cs" fo:country="CZ" fo:font-weight="normal" officeooo:rsid="002cb3e7" officeooo:paragraph-rsid="002cb3e7" style:font-name-asian="NSimSun1" style:font-size-asian="12pt" style:font-weight-asian="normal" style:font-name-complex="Liberation Mono" style:font-size-complex="12pt" style:font-weight-complex="normal"/>
    </style:style>
    <style:style style:name="P26" style:family="paragraph" style:parent-style-name="Preformatted_20_Text">
      <style:text-properties officeooo:paragraph-rsid="0037fb5a"/>
    </style:style>
    <style:style style:name="P27" style:family="paragraph" style:parent-style-name="Preformatted_20_Text">
      <style:text-properties officeooo:paragraph-rsid="00393b26"/>
    </style:style>
    <style:style style:name="P28" style:family="paragraph" style:parent-style-name="Preformatted_20_Text">
      <style:text-properties officeooo:paragraph-rsid="003c264b"/>
    </style:style>
    <style:style style:name="P29" style:family="paragraph" style:parent-style-name="Preformatted_20_Text">
      <style:text-properties fo:color="#000000" style:font-name="CMR12" fo:font-size="12pt" fo:font-weight="normal" officeooo:rsid="0029dcc8" officeooo:paragraph-rsid="00393b26" style:font-size-asian="12pt" style:font-weight-asian="normal" style:font-size-complex="12pt" style:font-weight-complex="normal"/>
    </style:style>
    <style:style style:name="P30" style:family="paragraph" style:parent-style-name="Preformatted_20_Text">
      <style:text-properties fo:color="#000000" style:font-name="CMR12" fo:font-size="12pt" fo:font-weight="normal" officeooo:rsid="002a294e" officeooo:paragraph-rsid="00393b26" style:font-size-asian="12pt" style:font-weight-asian="normal" style:font-size-complex="12pt" style:font-weight-complex="normal"/>
    </style:style>
    <style:style style:name="P31" style:family="paragraph" style:parent-style-name="Preformatted_20_Text">
      <style:text-properties fo:color="#000000" style:font-name="CMR12" fo:font-size="12pt" fo:font-weight="normal" officeooo:rsid="002a294e" officeooo:paragraph-rsid="002a294e" style:font-size-asian="12pt" style:font-weight-asian="normal" style:font-size-complex="12pt" style:font-weight-complex="normal"/>
    </style:style>
    <style:style style:name="P32" style:family="paragraph" style:parent-style-name="Preformatted_20_Text">
      <style:text-properties fo:color="#000000" style:font-name="CMR12" fo:font-size="12pt" fo:font-weight="normal" officeooo:rsid="002ad023" officeooo:paragraph-rsid="002a294e" style:font-name-asian="NSimSun1" style:font-size-asian="12pt" style:font-weight-asian="normal" style:font-name-complex="Liberation Mono" style:font-size-complex="12pt" style:font-weight-complex="normal"/>
    </style:style>
    <style:style style:name="P33" style:family="paragraph" style:parent-style-name="Preformatted_20_Text">
      <style:text-properties fo:color="#000000" style:font-name="CMR12" fo:font-size="12pt" fo:language="cs" fo:country="CZ" fo:font-weight="normal" officeooo:rsid="002ad023" officeooo:paragraph-rsid="002ad023" style:font-name-asian="NSimSun1" style:font-size-asian="12pt" style:font-weight-asian="normal" style:font-name-complex="Liberation Mono" style:font-size-complex="12pt" style:font-weight-complex="normal"/>
    </style:style>
    <style:style style:name="P34" style:family="paragraph" style:parent-style-name="Preformatted_20_Text">
      <style:text-properties fo:color="#000000" style:font-name="CMR12" fo:font-size="12pt" fo:language="cs" fo:country="CZ" fo:font-weight="normal" officeooo:rsid="003c264b" officeooo:paragraph-rsid="002ad023" style:font-name-asian="NSimSun1" style:font-size-asian="12pt" style:font-weight-asian="normal" style:font-name-complex="Liberation Mono" style:font-size-complex="12pt" style:font-weight-complex="normal"/>
    </style:style>
    <style:style style:name="P35" style:family="paragraph" style:parent-style-name="Preformatted_20_Text">
      <style:text-properties officeooo:paragraph-rsid="003f8cea"/>
    </style:style>
    <style:style style:name="P36" style:family="paragraph" style:parent-style-name="Standard">
      <style:text-properties officeooo:rsid="0025c747" officeooo:paragraph-rsid="00363a86"/>
    </style:style>
    <style:style style:name="P37" style:family="paragraph" style:parent-style-name="Standard">
      <style:text-properties officeooo:rsid="00266c73" officeooo:paragraph-rsid="00266c73"/>
    </style:style>
    <style:style style:name="P38" style:family="paragraph" style:parent-style-name="Standard">
      <style:text-properties officeooo:paragraph-rsid="00363a86"/>
    </style:style>
    <style:style style:name="T1" style:family="text">
      <style:text-properties fo:font-size="12pt" fo:font-weight="normal" officeooo:rsid="001f68d6" style:font-size-asian="10.5pt" style:font-weight-asian="normal" style:font-size-complex="12pt" style:font-weight-complex="normal"/>
    </style:style>
    <style:style style:name="T2" style:family="text">
      <style:text-properties fo:font-size="12pt" fo:font-weight="normal" officeooo:rsid="0021107a" style:font-size-asian="10.5pt" style:font-weight-asian="normal" style:font-size-complex="12pt" style:font-weight-complex="normal"/>
    </style:style>
    <style:style style:name="T3" style:family="text">
      <style:text-properties fo:font-size="12pt" fo:font-weight="normal" officeooo:rsid="0022e88d" style:font-size-asian="10.5pt" style:font-weight-asian="normal" style:font-size-complex="12pt" style:font-weight-complex="normal"/>
    </style:style>
    <style:style style:name="T4" style:family="text">
      <style:text-properties fo:font-size="12pt" fo:font-weight="normal" officeooo:rsid="0024f779" style:font-size-asian="10.5pt" style:font-weight-asian="normal" style:font-size-complex="12pt" style:font-weight-complex="normal"/>
    </style:style>
    <style:style style:name="T5" style:family="text">
      <style:text-properties fo:font-size="12pt" fo:font-weight="normal" officeooo:rsid="00258db5" style:font-size-asian="10.5pt" style:font-weight-asian="normal" style:font-size-complex="12pt" style:font-weight-complex="normal"/>
    </style:style>
    <style:style style:name="T6" style:family="text">
      <style:text-properties fo:font-size="12pt" fo:font-weight="normal" officeooo:rsid="0025c747" style:font-size-asian="10.5pt" style:font-weight-asian="normal" style:font-size-complex="12pt" style:font-weight-complex="normal"/>
    </style:style>
    <style:style style:name="T7" style:family="text">
      <style:text-properties fo:font-size="12pt" fo:font-weight="normal" officeooo:rsid="00266c73" style:font-size-asian="10.5pt" style:font-weight-asian="normal" style:font-size-complex="12pt" style:font-weight-complex="normal"/>
    </style:style>
    <style:style style:name="T8" style:family="text">
      <style:text-properties fo:font-size="12pt" fo:font-weight="normal" officeooo:rsid="002712e6" style:font-size-asian="10.5pt" style:font-weight-asian="normal" style:font-size-complex="12pt" style:font-weight-complex="normal"/>
    </style:style>
    <style:style style:name="T9" style:family="text">
      <style:text-properties fo:font-size="12pt" fo:font-weight="normal" officeooo:rsid="0031256e" style:font-size-asian="10.5pt" style:font-weight-asian="normal" style:font-size-complex="12pt" style:font-weight-complex="normal"/>
    </style:style>
    <style:style style:name="T10" style:family="text">
      <style:text-properties fo:font-size="12pt" fo:font-weight="normal" officeooo:rsid="00323780" style:font-size-asian="10.5pt" style:font-weight-asian="normal" style:font-size-complex="12pt" style:font-weight-complex="normal"/>
    </style:style>
    <style:style style:name="T11" style:family="text">
      <style:text-properties fo:font-size="12pt" fo:font-weight="normal" officeooo:rsid="0032df61" style:font-size-asian="10.5pt" style:font-weight-asian="normal" style:font-size-complex="12pt" style:font-weight-complex="normal"/>
    </style:style>
    <style:style style:name="T12" style:family="text">
      <style:text-properties fo:font-size="12pt" fo:font-weight="normal" officeooo:rsid="00363a86" style:font-size-asian="10.5pt" style:font-weight-asian="normal" style:font-size-complex="12pt" style:font-weight-complex="normal"/>
    </style:style>
    <style:style style:name="T13" style:family="text">
      <style:text-properties fo:font-size="12pt" fo:font-weight="normal" officeooo:rsid="003de059" style:font-size-asian="10.5pt" style:font-weight-asian="normal" style:font-size-complex="12pt" style:font-weight-complex="normal"/>
    </style:style>
    <style:style style:name="T14" style:family="text">
      <style:text-properties fo:font-size="12pt" fo:language="cs" fo:country="CZ" fo:font-weight="normal" officeooo:rsid="002712e6" style:font-size-asian="10.5pt" style:font-weight-asian="normal" style:font-size-complex="12pt" style:font-weight-complex="normal"/>
    </style:style>
    <style:style style:name="T15" style:family="text">
      <style:text-properties fo:font-size="12pt" fo:language="cs" fo:country="CZ" fo:font-weight="normal" officeooo:rsid="0037fb5a" style:font-size-asian="10.5pt" style:font-weight-asian="normal" style:font-size-complex="12pt" style:font-weight-complex="normal"/>
    </style:style>
    <style:style style:name="T16" style:family="text">
      <style:text-properties fo:font-size="12pt" fo:language="cs" fo:country="CZ" fo:font-weight="normal" officeooo:rsid="00289ad5" style:font-size-asian="10.5pt" style:font-weight-asian="normal" style:font-size-complex="12pt" style:font-weight-complex="normal"/>
    </style:style>
    <style:style style:name="T17" style:family="text">
      <style:text-properties fo:font-size="12pt" fo:language="cs" fo:country="CZ" fo:font-weight="normal" officeooo:rsid="003f8cea" style:font-size-asian="10.5pt" style:font-weight-asian="normal" style:font-size-complex="12pt" style:font-weight-complex="normal"/>
    </style:style>
    <style:style style:name="T18" style:family="text">
      <style:text-properties officeooo:rsid="0025c747"/>
    </style:style>
    <style:style style:name="T19" style:family="text">
      <style:text-properties style:font-name="CMR12" fo:font-size="12pt" style:font-size-asian="12pt"/>
    </style:style>
    <style:style style:name="T20" style:family="text">
      <style:text-properties style:font-name="CMR12" fo:font-size="12pt" officeooo:rsid="0025c747" style:font-size-asian="12pt"/>
    </style:style>
    <style:style style:name="T21" style:family="text">
      <style:text-properties style:font-name="CMTI12" fo:font-size="12pt" style:font-size-asian="12pt"/>
    </style:style>
    <style:style style:name="T22" style:family="text">
      <style:text-properties fo:color="#000000" fo:font-size="12pt" fo:font-weight="normal" officeooo:rsid="0025c747" style:font-size-asian="10.5pt" style:font-weight-asian="normal" style:font-size-complex="12pt" style:font-weight-complex="normal"/>
    </style:style>
    <style:style style:name="T23" style:family="text">
      <style:text-properties fo:color="#000000" fo:font-size="12pt" fo:font-weight="normal" officeooo:rsid="002e02ef" style:font-size-asian="10.5pt" style:font-weight-asian="normal" style:font-size-complex="12pt" style:font-weight-complex="normal"/>
    </style:style>
    <style:style style:name="T24" style:family="text">
      <style:text-properties fo:color="#000000" fo:font-size="12pt" fo:font-weight="normal" officeooo:rsid="0032df61" style:font-size-asian="10.5pt" style:font-weight-asian="normal" style:font-size-complex="12pt" style:font-weight-complex="normal"/>
    </style:style>
    <style:style style:name="T25" style:family="text">
      <style:text-properties fo:color="#000000" style:font-name="CMR12" fo:font-size="12pt" fo:font-weight="normal" officeooo:rsid="0029dcc8" style:font-size-asian="12pt" style:font-weight-asian="normal" style:font-size-complex="12pt" style:font-weight-complex="normal"/>
    </style:style>
    <style:style style:name="T26" style:family="text">
      <style:text-properties fo:color="#000000" style:font-name="CMR12" fo:font-size="12pt" fo:font-weight="normal" officeooo:rsid="002a294e" style:font-size-asian="12pt" style:font-weight-asian="normal" style:font-size-complex="12pt" style:font-weight-complex="normal"/>
    </style:style>
    <style:style style:name="T27" style:family="text">
      <style:text-properties fo:color="#000000" style:font-name="CMR12" fo:font-size="12pt" fo:font-weight="normal" officeooo:rsid="002e02ef" style:font-size-asian="12pt" style:font-weight-asian="normal" style:font-size-complex="12pt" style:font-weight-complex="normal"/>
    </style:style>
    <style:style style:name="T28" style:family="text">
      <style:text-properties fo:color="#000000" style:font-name="CMR12" fo:font-size="12pt" fo:font-weight="normal" officeooo:rsid="002464be" style:font-size-asian="12pt" style:font-weight-asian="normal" style:font-size-complex="12pt" style:font-weight-complex="normal"/>
    </style:style>
    <style:style style:name="T29" style:family="text">
      <style:text-properties fo:color="#000000" style:font-name="CMR12" fo:font-size="12pt" fo:font-weight="normal" officeooo:rsid="0037fb5a" style:font-size-asian="12pt" style:font-weight-asian="normal" style:font-size-complex="12pt" style:font-weight-complex="normal"/>
    </style:style>
    <style:style style:name="T30" style:family="text">
      <style:text-properties fo:color="#000000" style:font-name="CMR12" fo:font-size="12pt" fo:font-weight="normal" officeooo:rsid="00393b26" style:font-size-asian="12pt" style:font-weight-asian="normal" style:font-size-complex="12pt" style:font-weight-complex="normal"/>
    </style:style>
    <style:style style:name="T31" style:family="text">
      <style:text-properties fo:color="#000000" style:font-name="CMR12" fo:font-size="12pt" fo:font-weight="normal" officeooo:rsid="003a699a" style:font-size-asian="12pt" style:font-weight-asian="normal" style:font-size-complex="12pt" style:font-weight-complex="normal"/>
    </style:style>
    <style:style style:name="T32" style:family="text">
      <style:text-properties fo:color="#000000" style:font-name="CMR12" fo:font-size="12pt" fo:font-weight="normal" officeooo:rsid="003f8cea" style:font-size-asian="12pt" style:font-weight-asian="normal" style:font-size-complex="12pt" style:font-weight-complex="normal"/>
    </style:style>
    <style:style style:name="T33" style:family="text">
      <style:text-properties fo:color="#000000" style:font-name="CMR12" fo:font-size="12pt" fo:font-weight="normal" style:font-name-asian="NSimSun1" style:font-size-asian="12pt" style:font-weight-asian="normal" style:font-name-complex="Liberation Mono" style:font-size-complex="12pt" style:font-weight-complex="normal"/>
    </style:style>
    <style:style style:name="T34" style:family="text">
      <style:text-properties fo:color="#000000" style:font-name="CMR12" fo:font-size="12pt" fo:font-weight="normal" officeooo:rsid="0029dcc8" style:font-name-asian="NSimSun1" style:font-size-asian="12pt" style:font-weight-asian="normal" style:font-name-complex="Liberation Mono" style:font-size-complex="12pt" style:font-weight-complex="normal"/>
    </style:style>
    <style:style style:name="T35" style:family="text">
      <style:text-properties fo:color="#000000" style:font-name="CMR12" fo:font-size="12pt" fo:font-weight="normal" officeooo:rsid="002a294e" style:font-name-asian="NSimSun1" style:font-size-asian="12pt" style:font-weight-asian="normal" style:font-name-complex="Liberation Mono" style:font-size-complex="12pt" style:font-weight-complex="normal"/>
    </style:style>
    <style:style style:name="T36" style:family="text">
      <style:text-properties fo:color="#000000" style:font-name="CMR12" fo:font-size="12pt" fo:font-weight="normal" officeooo:rsid="002ad023" style:font-name-asian="NSimSun1" style:font-size-asian="12pt" style:font-weight-asian="normal" style:font-name-complex="Liberation Mono" style:font-size-complex="12pt" style:font-weight-complex="normal"/>
    </style:style>
    <style:style style:name="T37" style:family="text">
      <style:text-properties fo:color="#000000" style:font-name="CMR12" fo:font-size="12pt" fo:font-weight="normal" officeooo:rsid="002e02ef" style:font-name-asian="NSimSun1" style:font-size-asian="12pt" style:font-weight-asian="normal" style:font-name-complex="Liberation Mono" style:font-size-complex="12pt" style:font-weight-complex="normal"/>
    </style:style>
    <style:style style:name="T38" style:family="text">
      <style:text-properties fo:color="#000000" style:font-name="CMR12" fo:font-size="12pt" fo:font-weight="normal" officeooo:rsid="002464be" style:font-name-asian="NSimSun1" style:font-size-asian="12pt" style:font-weight-asian="normal" style:font-name-complex="Liberation Mono" style:font-size-complex="12pt" style:font-weight-complex="normal"/>
    </style:style>
    <style:style style:name="T39" style:family="text">
      <style:text-properties fo:color="#000000" style:font-name="CMR12" fo:font-size="12pt" fo:font-weight="normal" officeooo:rsid="0037fb5a" style:font-name-asian="NSimSun1" style:font-size-asian="12pt" style:font-weight-asian="normal" style:font-name-complex="Liberation Mono" style:font-size-complex="12pt" style:font-weight-complex="normal"/>
    </style:style>
    <style:style style:name="T40" style:family="text">
      <style:text-properties fo:color="#000000" style:font-name="CMR12" fo:font-size="12pt" fo:font-weight="normal" officeooo:rsid="00393b26" style:font-name-asian="NSimSun1" style:font-size-asian="12pt" style:font-weight-asian="normal" style:font-name-complex="Liberation Mono" style:font-size-complex="12pt" style:font-weight-complex="normal"/>
    </style:style>
    <style:style style:name="T41" style:family="text">
      <style:text-properties fo:color="#000000" style:font-name="CMR12" fo:font-size="12pt" fo:font-weight="normal" officeooo:rsid="003a699a" style:font-name-asian="NSimSun1" style:font-size-asian="12pt" style:font-weight-asian="normal" style:font-name-complex="Liberation Mono" style:font-size-complex="12pt" style:font-weight-complex="normal"/>
    </style:style>
    <style:style style:name="T42" style:family="text">
      <style:text-properties fo:color="#000000" style:font-name="CMR12" fo:font-size="12pt" fo:font-weight="normal" officeooo:rsid="003f8cea" style:font-name-asian="NSimSun1" style:font-size-asian="12pt" style:font-weight-asian="normal" style:font-name-complex="Liberation Mono" style:font-size-complex="12pt" style:font-weight-complex="normal"/>
    </style:style>
    <style:style style:name="T43" style:family="text">
      <style:text-properties fo:color="#000000" style:font-name="CMR12" fo:font-size="12pt" fo:language="cs" fo:country="CZ" fo:font-weight="normal" style:font-name-asian="NSimSun1" style:font-size-asian="12pt" style:font-weight-asian="normal" style:font-name-complex="Liberation Mono" style:font-size-complex="12pt" style:font-weight-complex="normal"/>
    </style:style>
    <style:style style:name="T44" style:family="text">
      <style:text-properties fo:color="#000000" style:font-name="CMR12" fo:font-size="12pt" fo:language="cs" fo:country="CZ" fo:font-weight="normal" officeooo:rsid="002ad023" style:font-name-asian="NSimSun1" style:font-size-asian="12pt" style:font-weight-asian="normal" style:font-name-complex="Liberation Mono" style:font-size-complex="12pt" style:font-weight-complex="normal"/>
    </style:style>
    <style:style style:name="T45" style:family="text">
      <style:text-properties fo:color="#000000" style:font-name="CMR12" fo:font-size="12pt" fo:language="cs" fo:country="CZ" fo:font-weight="normal" officeooo:rsid="002c8588" style:font-name-asian="NSimSun1" style:font-size-asian="12pt" style:font-weight-asian="normal" style:font-name-complex="Liberation Mono" style:font-size-complex="12pt" style:font-weight-complex="normal"/>
    </style:style>
    <style:style style:name="T46" style:family="text">
      <style:text-properties fo:color="#000000" style:font-name="CMR12" fo:font-size="12pt" fo:language="cs" fo:country="CZ" fo:font-weight="normal" officeooo:rsid="002efb8b" style:font-name-asian="NSimSun1" style:font-size-asian="12pt" style:font-weight-asian="normal" style:font-name-complex="Liberation Mono" style:font-size-complex="12pt" style:font-weight-complex="normal"/>
    </style:style>
    <style:style style:name="T47" style:family="text">
      <style:text-properties fo:color="#000000" style:font-name="CMR12" fo:font-size="12pt" fo:language="cs" fo:country="CZ" fo:font-weight="normal" officeooo:rsid="003c264b" style:font-name-asian="NSimSun1" style:font-size-asian="12pt" style:font-weight-asian="normal" style:font-name-complex="Liberation Mono" style:font-size-complex="12pt" style:font-weight-complex="normal"/>
    </style:style>
    <style:style style:name="T48" style:family="text">
      <style:text-properties fo:color="#000000" style:font-name="CMR12" fo:font-size="12pt" style:text-underline-style="solid" style:text-underline-width="auto" style:text-underline-color="font-color" fo:font-weight="normal" officeooo:rsid="002464be" style:font-size-asian="12pt" style:font-weight-asian="normal" style:font-size-complex="12pt" style:font-weight-complex="normal"/>
    </style:style>
    <style:style style:name="T49" style:family="text">
      <style:text-properties officeooo:rsid="00347334"/>
    </style:style>
    <style:style style:name="T50" style:family="text">
      <style:text-properties officeooo:rsid="003de059"/>
    </style:style>
    <style:style style:name="T51" style:family="text">
      <style:text-properties officeooo:rsid="003f8c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zentace DP:</text:p>
      <text:p text:style-name="P2">Dobrý den, </text:p>
      <text:p text:style-name="P10"><text:span text:style-name="T1">m</text:span><text:span text:style-name="T2">é jméno je </text:span><text:span text:style-name="T1">Robin Pflug a p</text:span><text:span text:style-name="T9">rostřednictvím následující prezentace</text:span><text:span text:style-name="T1"> Vám představím s</text:span><text:span text:style-name="T2">vou</text:span><text:span text:style-name="T1"> diplomovou práci nesoucí název Využití virtuální reality při dokumentaci a vizualizaci památkových objektů. </text:span></text:p>
      <text:p text:style-name="P10"><text:span text:style-name="T1">Vedoucím práce je </text:span><text:span text:style-name="T2">pan</text:span><text:span text:style-name="T1"> Profesor Karel Pavelka a oponentem je p</text:span><text:span text:style-name="T2">an doktor Jan Řezníček</text:span><text:span text:style-name="T1">.</text:span></text:p>
      <text:p text:style-name="P2"/>
      <text:p text:style-name="P11"><text:span text:style-name="T1">Cílem práce b</text:span><text:span text:style-name="T2">ylo</text:span><text:span text:style-name="T1"> ukázat možnosti </text:span><text:span text:style-name="T2">využití</text:span><text:span text:style-name="T1"> V</text:span><text:span text:style-name="T3">R</text:span><text:span text:style-name="T1"> v oblasti památkové péče. </text:span><text:span text:style-name="T2">P</text:span><text:span text:style-name="T10">ro</text:span><text:span text:style-name="T2"> splnění tohoto cíle bylo vytvořeno zcela nové virtuální prostředí obsahující v</text:span><text:span text:style-name="T10">irtuální muzeum i s okolní krajinou</text:span><text:span text:style-name="T2">. </text:span></text:p>
      <text:p text:style-name="P11"><text:span text:style-name="T3">Práce </text:span><text:span text:style-name="T10">kompletně </text:span><text:span text:style-name="T3">popisuje technologi</text:span><text:span text:style-name="T10">e</text:span><text:span text:style-name="T3"> a postupy </text:span><text:span text:style-name="T10">použité při sběru dat a tvorbě virtuálního prostředí včetně modelů historických objektů.</text:span><text:span text:style-name="T3"> </text:span></text:p>
      <text:p text:style-name="P2"/>
      <text:p text:style-name="P7"><text:span text:style-name="T4">Prezentovaný obsah práce l</text:span><text:span text:style-name="T10">ze rozdělit na</text:span><text:span text:style-name="T4"> čtyři hlavní </text:span><text:span text:style-name="T10">sekce</text:span><text:span text:style-name="T4">: První </text:span><text:span text:style-name="T10">sekce </text:span><text:span text:style-name="T4">je zaměřena na téma virtuální realit</text:span><text:span text:style-name="T10">y</text:span><text:span text:style-name="T4">, druhá představuje technilogi</text:span><text:span text:style-name="T10">i</text:span><text:span text:style-name="T4"> vzniku </text:span><text:span text:style-name="T10">realistického </text:span><text:span text:style-name="T4">virtuálního m</text:span><text:span text:style-name="T10">uzea včetně okolního prostředí</text:span><text:span text:style-name="T4">, <text:s/></text:span><text:span text:style-name="T10">poslední dvě sekce</text:span><text:span text:style-name="T4"> p</text:span><text:span text:style-name="T10">ředstavují použité</text:span><text:span text:style-name="T4"> postupy a metody </text:span><text:span text:style-name="T10">pro</text:span><text:span text:style-name="T4"> zpracování dat, tvorbu modelů </text:span><text:span text:style-name="T10">a jejich vhodnou vizualizaci ve virtuální realitě.</text:span></text:p>
      <text:p text:style-name="P7"><text:span text:style-name="T4"><text:line-break/>K</text:span><text:span text:style-name="T5">apitola </text:span><text:span text:style-name="T11">s názvem </text:span><text:span text:style-name="T5">Virtuální realita nejprve p</text:span><text:span text:style-name="T11">ředstavuje</text:span><text:span text:style-name="T5"> několik uznávaných definic </text:span><text:span text:style-name="T11">toho co virtuální realita vlastně je. Následně</text:span><text:span text:style-name="T5"> jsou zde </text:span><text:span text:style-name="T11">podrobně</text:span><text:span text:style-name="T5"> vysvětleny čtyři základní pojmy, kterými je virtuální realita popisována. Těmito pojmy jsou: virtuální svět, ponoření, smyslová zpětná vazba a míra interaktivity. V další části je přehledně popsán vývoj a historie VR. Na č</text:span><text:span text:style-name="T11">ást zabývající se historií </text:span><text:span text:style-name="T5">navazuje přehled a popis metod sledování pohybu využívaných předními výrobci VR. Poslední dvě části kapitoly jsou zaměřeny na popis <text:s/>dostupného hardwaru a způsobů využití virtuální reality v současnosti. </text:span></text:p>
      <text:p text:style-name="P3"/>
      <text:p text:style-name="P8"><text:span text:style-name="T5">V praktické části práce bylo nejprve potřeba vytvořit model budovy muzea, v</text:span><text:span text:style-name="T11">e kterém měly být následně historické objekty vizualizovány</text:span><text:span text:style-name="T5">. </text:span><text:span text:style-name="T19">Pro vytvo</text:span><text:span text:style-name="T20">ření</text:span><text:span text:style-name="T19"> z</text:span><text:span text:style-name="T20">á</text:span><text:span text:style-name="T19">kladn</text:span><text:span text:style-name="T20">í</text:span><text:span text:style-name="T19">ho modelu budovy muzea byl pou</text:span><text:span text:style-name="T20">ži</text:span><text:span text:style-name="T19">t software </text:span><text:span text:style-name="T21">SketchUp</text:span><text:span text:style-name="T6">. </text:span><text:span text:style-name="T22">Výrazným prvkem celého modelu jsou četná okna, která jsou důležitá pro d</text:span><text:span text:style-name="T24">ostatečné</text:span><text:span text:style-name="T22"> osvětlení objektů u</text:span><text:span text:style-name="T24">vnitř budovy</text:span><text:span text:style-name="T22">. Zvýšená pozornost při tvorbě jednotlivých částí objektu byla věnována orientaci jednotlivých ploch. Plochy, které mají být p</text:span><text:span text:style-name="T24">ří</text:span><text:span text:style-name="T22"> následné vizualizaci </text:span><text:span text:style-name="T24">ve VR</text:span><text:span text:style-name="T22"> viditelné, musí být nastavené jako </text:span><text:span text:style-name="T24">tzv.</text:span><text:span text:style-name="T22"> přední. Plochy, které si nesou informaci opačnou, se p</text:span><text:span text:style-name="T23">ři vizualizaci</text:span><text:span text:style-name="T22"> </text:span><text:span text:style-name="T24">ne</text:span><text:span text:style-name="T22">zobrazí, </text:span><text:span text:style-name="T24">respektive budou</text:span><text:span text:style-name="T22"> jako průhledné.</text:span></text:p>
      <text:p text:style-name="P9"/>
      <text:p text:style-name="P12"><text:span text:style-name="T49">Aby budoucí uživatel byl do virtuálního světa dostatečně ponořen, bylo nutné vytvořit také realistickou okolní krajinu. T</text:span>vorba veškerého <text:span text:style-name="T49">VR</text:span> prostředí, včetně umístění všech potřebných objektů pro vytvoření kvalitního VR muzea, byla provedena v herním enginu Unreal Engine 4. </text:p>
      <text:p text:style-name="P36">V nově založeném VR projektu byla postupně tvořena krajina a to od základní plochy přes tvorbu výškových prvků, zanášení eroze, terénního šumu až po vytvoření nové sítě materiálů povrchu krajiny. </text:p>
      <text:p text:style-name="P12"><text:span text:style-name="T18">Po vytvoření základní geometrie a nanesení materiálů na povrch krajiny následoval import modelu budovy. Jednotlivým částem budovy byly následně také přiřazeny nové materiály. Po umístění budovy do krajiny bylo nutné provést optimalizaci kolizní sítě objektu, tak aby uživatel měl možnost se uvnitř budovy pohybovat. Předposledním krokem krajinné tvorby bylo doplnění vegetace a ostatních 3D prvků. </text:span></text:p>
      <text:p text:style-name="P36">Na závěr byla dotvořena okolní atmosféra, pro zajištění co možná nejvyšší míry ponoření. </text:p>
      <text:p text:style-name="P8"/>
      <text:p text:style-name="P13">Velmi rozsáhlou částí práce byla tvorba a optimalizace modelů historických objektů pro vhodnou vizualizaci ve VR prostředí. Tento proces se skládal ze čtyř kroků: sběru dat, zpracování dat, retopologie modelů a tvorby normálových map.</text:p>
      <text:p text:style-name="P13"/>
      <text:p text:style-name="P13"/>
      <text:p text:style-name="P12"><text:soft-page-break/><text:span text:style-name="T7">Dokumentovány byly celkem čtyři objekty různých velikostí: dva </text:span><text:span text:style-name="T12">římské sarkofágy nacházející se v Izraeli</text:span><text:span text:style-name="T7">, socha Sv. Petra </text:span><text:span text:style-name="T12">stojící ve španělském Avile</text:span><text:span text:style-name="T7"> a chrámová stavba </text:span><text:span text:style-name="T12">z hinduistické svatyně v Kathmandu</text:span><text:span text:style-name="T7">. </text:span></text:p>
      <text:p text:style-name="P12"><text:span text:style-name="T7">Dokumentace byla provedena </text:span><text:span text:style-name="T12">dvěma</text:span><text:span text:style-name="T7"> </text:span><text:span text:style-name="T8">kompaktními fotoaparáty a </text:span><text:span text:style-name="T12">v případě sochy sv. Petra</text:span><text:span text:style-name="T8"> mobilním telefonem </text:span><text:span text:style-name="T12">iPhone 7</text:span><text:span text:style-name="T8">. Z </text:span><text:span text:style-name="T12">důvodu využití </text:span><text:span text:style-name="T8">IBMR technologie, </text:span><text:span text:style-name="T12">při následném zpracování,</text:span><text:span text:style-name="T8"> nebylo nutné </text:span><text:span text:style-name="T12">nijak </text:span><text:span text:style-name="T8">provádět kalibrace č</text:span><text:span text:style-name="T12">i</text:span><text:span text:style-name="T8"> jiné přípravy před samotným snímkováním.</text:span></text:p>
      <text:p text:style-name="P4"/>
      <text:p text:style-name="P14"><text:span text:style-name="T14">Jak jsem již uvedl tvorba modelů </text:span><text:span text:style-name="T15">historických objektů </text:span><text:span text:style-name="T14">byla realizována </text:span><text:span text:style-name="T15">prostřednictváím</text:span><text:span text:style-name="T14"> IBMR technologie. Pro tvorbu byl použit software agisoft metashape. </text:span></text:p>
      <text:p text:style-name="P14"><text:span text:style-name="T14">Nejprve byla automatizovaným procesem data ve formě fotografií zorientována, </text:span><text:span text:style-name="T15">čímž vzniklo také řídké mračno bodů,</text:span><text:span text:style-name="T14"> dále bylo vyg</text:span><text:span text:style-name="T15">enerováno</text:span><text:span text:style-name="T14"> husté mračno bodů ze které</text:span><text:span text:style-name="T15">ho byl </text:span><text:span text:style-name="T14">po úpravě v</text:span><text:span text:style-name="T15">ytvořen</text:span><text:span text:style-name="T14"> síťového modelu objektu o vysokém rozlišení. </text:span><text:span text:style-name="T15">Veškerá nastavení a postupy byla optimalizována na základě experimentálního testování pro dosažení co možná nejvyšší kvality výsledného modelu. </text:span><text:span text:style-name="T14"><text:s/></text:span></text:p>
      <text:p text:style-name="P6"/>
      <text:p text:style-name="P14"><text:span text:style-name="T16">Vizualizace takto vytvořených modelů o </text:span><text:span text:style-name="T15">vysoké kvalitě</text:span><text:span text:style-name="T16"> je velmi náročná na výpočetní výkon i úložný prostor zařízení. Bylo nutné tedy provést tzv. Retopologii <text:s/>modelů </text:span><text:span text:style-name="T15">neboli decimaci</text:span><text:span text:style-name="T16">. Ta byla provedena dvěma způsoby: buďto ve specializovaném softwaru Instant Mesh nebo přímo v programu Agisoft Metashape. </text:span></text:p>
      <text:p text:style-name="P14"><text:span text:style-name="T16">Výsledek retopologie je viditelný na a</text:span><text:span text:style-name="T15">ktuálním</text:span><text:span text:style-name="T16"> obrázku, kdy levý model před decimací obsahuje přes tři miliony trojúhelníku, zatímco </text:span><text:span text:style-name="T15">pravý,</text:span><text:span text:style-name="T16"> po decimaci, </text:span><text:span text:style-name="T15">obsahuje</text:span><text:span text:style-name="T16"> pouze něco málo přes 40 000 </text:span><text:span text:style-name="T15">trojúhelníků. Retopologie je prováděna</text:span><text:span text:style-name="T16"> ovšem na úkor </text:span><text:span text:style-name="T17">snížení</text:span><text:span text:style-name="T16"> d</text:span><text:span text:style-name="T17">etailu</text:span><text:span text:style-name="T16">. </text:span></text:p>
      <text:p text:style-name="P5"/>
      <text:p text:style-name="P26"><text:span text:style-name="T48">Retopologie</text:span><text:span text:style-name="T28"> sice sníží velikost výsledného modelu z desítek až stovek MB na jednotky, ale zároveň snižuje také </text:span><text:span text:style-name="T38">m</text:span><text:span text:style-name="T39">nožství</text:span><text:span text:style-name="T28"> detailů povrchu </text:span><text:span text:style-name="T29">modelu</text:span><text:span text:style-name="T28">. </text:span></text:p>
      <text:p text:style-name="P26"><text:span text:style-name="T28">Pro věrnou vizualizaci, </text:span><text:span text:style-name="T30">při zachování malé datové velikosti modelu,</text:span><text:span text:style-name="T28"> bylo potřeba provést tzv. vypečení textury z </text:span><text:span text:style-name="T48">High</text:span><text:span text:style-name="T28">-</text:span><text:span text:style-name="T48">poly</text:span><text:span text:style-name="T28"> modelu na odpovídající </text:span><text:span text:style-name="T48">Low</text:span><text:span text:style-name="T28">-</text:span><text:span text:style-name="T48">poly </text:span><text:span text:style-name="T28">model, </text:span><text:span text:style-name="T30">čímž vznikla normálová mapa odpovídající textury</text:span><text:span text:style-name="T28">. Normálové mapy textur ovlivňují výpočet osvětlení plochy </text:span><text:span text:style-name="T25">a tak při následné vizualizaci vytváří iluzi nerovnosti povrchu bez </text:span><text:span text:style-name="T30">nutnosti</text:span><text:span text:style-name="T25"> existence její geometrie. Tvorba <text:s/></text:span><text:span text:style-name="T32">normálových textur </text:span><text:span text:style-name="T25">byla prov</text:span><text:span text:style-name="T34">á</text:span><text:span text:style-name="T25">d</text:span><text:span text:style-name="T32">ě</text:span><text:span text:style-name="T25">na v softwaru xNormal. </text:span></text:p>
      <text:p text:style-name="P19"/>
      <text:p text:style-name="P15"><text:span text:style-name="T25">Závěrečnou fází tvorby muzea byl import modelů do projektu v softwaru UE4, tvorba nových materiálů </text:span><text:span text:style-name="T32">pro jednotlivé objekty</text:span><text:span text:style-name="T25"> a umístění </text:span><text:span text:style-name="T34">v</text:span><text:span text:style-name="T40">četně</text:span><text:span text:style-name="T25"> nasvětlení </text:span><text:span text:style-name="T34">m</text:span><text:span text:style-name="T40">odelů</text:span><text:span text:style-name="T25"> </text:span><text:span text:style-name="T34">u</text:span><text:span text:style-name="T42">vnitř budovy</text:span><text:span text:style-name="T25"> muzea. </text:span></text:p>
      <text:p text:style-name="P23"/>
      <text:p text:style-name="P27"><text:span text:style-name="T34">Nejvýznamnější</text:span><text:span text:style-name="T25"> částí </text:span><text:span text:style-name="T30">v </text:span><text:span text:style-name="T25">této fáz</text:span><text:span text:style-name="T34">i </text:span><text:span text:style-name="T40">tvorby</text:span><text:span text:style-name="T25"> byla již zmiňovaná tvorba materiálů. </text:span><text:span text:style-name="T34">Tvorba materiálů je v softwaru UE4 realizována </text:span><text:span text:style-name="T40">v příslušném editoru</text:span><text:span text:style-name="T34"> prostřednictvím</text:span><text:span text:style-name="T25"> </text:span><text:span text:style-name="T34">špagetového</text:span><text:span text:style-name="T25"> grafu, </text:span><text:span text:style-name="T30">jak </text:span><text:span text:style-name="T40">j</text:span><text:span text:style-name="T42">e možné vidět na aktuálním</text:span><text:span text:style-name="T30"> obrázku</text:span><text:span text:style-name="T25">. </text:span><text:span text:style-name="T34">V grafu byly </text:span><text:span text:style-name="T40">vytvořeny a následně</text:span><text:span text:style-name="T34"> propojeny </text:span><text:span text:style-name="T40">prvky, kterým byly přiřazeny</text:span><text:span text:style-name="T34"> předem</text:span><text:span text:style-name="T25"> vytvořené textury, </text:span><text:span text:style-name="T30">jejich normálové mapy</text:span><text:span text:style-name="T25"> </text:span><text:span text:style-name="T34">n</text:span><text:span text:style-name="T40">ebo</text:span><text:span text:style-name="T25"> parametr hrubosti. Obdobný postup byl použit již p</text:span><text:span text:style-name="T34">r</text:span><text:span text:style-name="T37">o</text:span><text:span text:style-name="T25"> </text:span><text:span text:style-name="T34">v</text:span><text:span text:style-name="T42">ytvoření</text:span><text:span text:style-name="T25"> sítě materiálů p</text:span><text:span text:style-name="T34">ř</text:span><text:span text:style-name="T37">i</text:span><text:span text:style-name="T25"> tvorb</text:span><text:span text:style-name="T34">ě</text:span><text:span text:style-name="T25"> krajiny.</text:span></text:p>
      <text:p text:style-name="P27"><text:span text:style-name="T30">Takto vytvořený nový materiál zajistí při následném </text:span><text:span text:style-name="T40">použití</text:span><text:span text:style-name="T30"> dostatečnou úroveň detailu a realističnost při zachování malého datového objemu objektů. Datový objem vizualizovaných objektů je </text:span><text:span text:style-name="T40">z důvodu výpočetní kapacity hardwaru nutné co nejvíce minimalizovat. </text:span></text:p>
      <text:p text:style-name="P20"/>
      <text:p text:style-name="P29">Co tedy bylo výsledkem práce? </text:p>
      <text:p text:style-name="P35"><text:span text:style-name="T25">Bylo vytvořeno kompletně nové realistické virtuální prostředí, včetně definice nových materiálů. Dále pak byly zdokumentovány </text:span><text:span text:style-name="T27">a </text:span><text:span text:style-name="T25">vytvořeny </text:span><text:span text:style-name="T40">modely <text:s/></text:span><text:span text:style-name="T34">č</text:span><text:span text:style-name="T37">tyř </text:span><text:span text:style-name="T25">historick</text:span><text:span text:style-name="T34">ý</text:span><text:span text:style-name="T40">ch</text:span><text:span text:style-name="T25"> objekt</text:span><text:span text:style-name="T34">ů</text:span><text:span text:style-name="T25">. </text:span></text:p>
      <text:p text:style-name="P27"><text:span text:style-name="T26">Veškerý vytvořený obsah </text:span><text:span text:style-name="T35">j</text:span><text:span text:style-name="T40">e</text:span><text:span text:style-name="T26"> </text:span><text:span text:style-name="T35">v</text:span><text:span text:style-name="T40">izualizován</text:span><text:span text:style-name="T26"> formou virtuální reality. </text:span></text:p>
      <text:p text:style-name="P30">Nyní bych Vám rád pustil prezentační video dostupné na serveru youtube. </text:p>
      <text:p text:style-name="P21"/>
      <text:p text:style-name="P21"/>
      <text:p text:style-name="P21"/>
      <text:p text:style-name="P21"/>
      <text:p text:style-name="P21"/>
      <text:p text:style-name="P16"><text:soft-page-break/><text:span text:style-name="T26">Na závěr </text:span><text:span text:style-name="T35">z</text:span><text:span text:style-name="T26">de zodpov</text:span><text:span text:style-name="T35">í</text:span><text:span text:style-name="T41">m</text:span><text:span text:style-name="T26"> otázky položené oponentem práce, doktorem Janem Řezníčkem.</text:span></text:p>
      <text:p text:style-name="P22"/>
      <text:p text:style-name="P16"><text:span text:style-name="T26">1) Výběr objektů do virtuálního muzea nebyl nijak plánován, jelikož práce vznikala v době koronavirové krize, data ve formě fotografií mi byla poskytnuta vedoucím práce. Jediný ohled byl brán na </text:span><text:span text:style-name="T35">rozdílno</text:span><text:span text:style-name="T41">u</text:span><text:span text:style-name="T26"> velikost i geometri objektů.</text:span></text:p>
      <text:p text:style-name="P22"/>
      <text:p text:style-name="P28"><text:span text:style-name="T26">2) Velmi záleží na typu účelu muze</text:span><text:span text:style-name="T31">a</text:span><text:span text:style-name="T26">. Samozřejmě pro </text:span><text:span text:style-name="T35">informativní</text:span><text:span text:style-name="T26"> účely muzea bez nutnosti vyšší odbornosti není měřítko </text:span><text:span text:style-name="T35">přímo nutné</text:span><text:span text:style-name="T26">, ovšem </text:span><text:span text:style-name="T35">ze samé</text:span><text:span text:style-name="T26"> podstaty muze</text:span><text:span text:style-name="T35">í</text:span><text:span text:style-name="T26"> je zavádět měřítka modelů určitě vhodné. </text:span></text:p>
      <text:p text:style-name="P28"><text:span text:style-name="T35">P</text:span><text:span text:style-name="T36">římo říci, která technologie je pro sběr dat za účelem vizualizace ve VR vhodnější nelze. Velmi záleží na použitých přístrojích, metodách zpracování i <text:s/>složitostí objektů. Nutné je zde ale vždy uvažovat finanční náklady na sběr a zpracování dat, které jsou v případě fotogrammetrie nižší. </text:span></text:p>
      <text:p text:style-name="P32"/>
      <text:p text:style-name="P17"><text:span text:style-name="T33">3</text:span><text:span text:style-name="T43">) Jiné prostředí pro tvorbu VR prostředí jsem netestoval. </text:span></text:p>
      <text:p text:style-name="P24"/>
      <text:p text:style-name="P18"><text:span text:style-name="T44">4) </text:span><text:span text:style-name="T47">Podrobnost modelů je přímo závislá na způsobu sběru a zpracování dat. Samotné textury modelů jsou ve 4K rozlišení. </text:span></text:p>
      <text:p text:style-name="P34"/>
      <text:p text:style-name="P18"><text:span text:style-name="T44">5) V současné době se využívá VR například v oblasti GIS, kdy je možné </text:span><text:span text:style-name="T45">na základě podkladových dat</text:span><text:span text:style-name="T44"> </text:span><text:span text:style-name="T47">vytvořit a </text:span><text:span text:style-name="T44">prezentovat například n</text:span><text:span text:style-name="T47">eexistující</text:span><text:span text:style-name="T44"> nebo jakékoliv j</text:span><text:span text:style-name="T46">iné zájmové</text:span><text:span text:style-name="T44"> prostředí. </text:span></text:p>
      <text:p text:style-name="P24"/>
      <text:p text:style-name="P25">Doufám, že se vám práce líbila a tímto bych vám chtěl poděkovat za pozornost. </text:p>
      <text:p text:style-name="P22"/>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CMR12" svg:font-family="CMR12" style:font-family-generic="roman" style:font-pitch="variable"/>
    <style:font-face style:name="CMTI12" svg:font-family="CMTI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7T11:29:38.877000000</meta:creation-date>
    <dc:date>2020-06-21T18:15:37.930000000</dc:date>
    <meta:editing-duration>PT31M</meta:editing-duration>
    <meta:editing-cycles>8</meta:editing-cycles>
    <meta:generator>LibreOffice/6.3.4.2$Windows_X86_64 LibreOffice_project/60da17e045e08f1793c57c00ba83cdfce946d0aa</meta:generator>
    <meta:document-statistic meta:table-count="0" meta:image-count="0" meta:object-count="0" meta:page-count="3" meta:paragraph-count="37" meta:word-count="1128" meta:character-count="8006" meta:non-whitespace-character-count="6879"/>
  </office:meta>
</office:document-meta>
</file>